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8_3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 fo:margin-bottom="0.423cm"/>
    </style:style>
    <style:style style:name="T11_1" style:family="text"/>
    <style:style style:name="P12" style:family="paragraph" style:parent-style-name="Normal">
      <style:paragraph-properties fo:margin-top="0.353cm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" style:family="paragraph" style:parent-style-name="Normal">
      <style:paragraph-properties fo:margin-top="0cm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" style:family="paragraph" style:parent-style-name="Normal">
      <style:paragraph-properties fo:margin-top="0cm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cm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3" style:family="text"/>
    <style:style style:name="T25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5" style:family="text"/>
    <style:style style:name="T25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7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T2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6_3" style:family="text"/>
    <style:style style:name="T26_4" style:family="text">
      <style:text-properties fo:font-style="italic" style:font-style-asian="italic" style:font-style-complex="italic" fo:language="none" fo:language-asian="none" fo:language-complex="none"/>
    </style:style>
    <style:style style:name="T26_5" style:family="text"/>
    <style:style style:name="T26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6_7" style:family="text"/>
    <style:style style:name="T26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6_9" style:family="text"/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P28" style:family="paragraph" style:parent-style-name="Normal">
      <style:paragraph-properties fo:margin-top="0.353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Heading_20_3">
      <style:paragraph-properties fo:margin-top="0.496cm" fo:margin-bottom="0.496cm"/>
    </style:style>
    <style:style style:name="T3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35" style:family="paragraph" style:parent-style-name="Normal">
      <style:paragraph-properties fo:margin-top="0.423cm" fo:margin-bottom="0.423cm"/>
    </style:style>
    <style:style style:name="T35_1" style:family="text"/>
    <style:style style:name="P36" style:family="paragraph" style:parent-style-name="Normal">
      <style:paragraph-properties fo:margin-top="0.353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.423cm" fo:margin-bottom="0.423cm"/>
    </style:style>
    <style:style style:name="T49_1" style:family="text"/>
    <style:style style:name="P50" style:family="paragraph" style:parent-style-name="Normal">
      <style:paragraph-properties fo:margin-top="0.353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.423cm"/>
    </style:style>
    <style:style style:name="T56_1" style:family="text"/>
    <style:style style:name="T5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6_3" style:family="text"/>
    <style:style style:name="T56_4" style:family="text">
      <style:text-properties fo:font-style="italic" style:font-style-asian="italic" style:font-style-complex="italic" fo:language="none" fo:language-asian="none" fo:language-complex="none"/>
    </style:style>
    <style:style style:name="T56_5" style:family="text"/>
    <style:style style:name="T56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6_7" style:family="text"/>
    <style:style style:name="P57" style:family="paragraph" style:parent-style-name="Normal">
      <style:paragraph-properties fo:margin-top="0.423cm"/>
    </style:style>
    <style:style style:name="T57_1" style:family="text"/>
    <style:style style:name="T5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7_3" style:family="text"/>
    <style:style style:name="T57_4" style:family="text">
      <style:text-properties fo:font-style="italic" style:font-style-asian="italic" style:font-style-complex="italic" fo:language="none" fo:language-asian="none" fo:language-complex="none"/>
    </style:style>
    <style:style style:name="T57_5" style:family="text"/>
    <style:style style:name="T57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7_7" style:family="text"/>
    <style:style style:name="T57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7_9" style:family="text"/>
    <style:style style:name="T57_10" style:family="text">
      <style:text-properties fo:font-style="italic" style:font-style-asian="italic" style:font-style-complex="italic" fo:language="none" fo:language-asian="none" fo:language-complex="none"/>
    </style:style>
    <style:style style:name="T57_11" style:family="text"/>
    <style:style style:name="P58" style:family="paragraph" style:parent-style-name="Normal">
      <style:paragraph-properties fo:margin-top="0.423cm"/>
    </style:style>
    <style:style style:name="T58_1" style:family="text"/>
    <style:style style:name="T5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3" style:family="text"/>
    <style:style style:name="T58_4" style:family="text">
      <style:text-properties fo:font-style="italic" style:font-style-asian="italic" style:font-style-complex="italic" fo:language="none" fo:language-asian="none" fo:language-complex="none"/>
    </style:style>
    <style:style style:name="T58_5" style:family="text"/>
    <style:style style:name="T58_6" style:family="text">
      <style:text-properties fo:font-style="italic" style:font-style-asian="italic" style:font-style-complex="italic" fo:language="none" fo:language-asian="none" fo:language-complex="none"/>
    </style:style>
    <style:style style:name="T58_7" style:family="text"/>
    <style:style style:name="T58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9" style:family="text"/>
    <style:style style:name="T58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11" style:family="text"/>
    <style:style style:name="T58_1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13" style:family="text"/>
    <style:style style:name="T58_1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15" style:family="text"/>
    <style:style style:name="T58_1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17" style:family="text"/>
    <style:style style:name="T58_18" style:family="text">
      <style:text-properties fo:font-style="italic" style:font-style-asian="italic" style:font-style-complex="italic" fo:language="none" fo:language-asian="none" fo:language-complex="none"/>
    </style:style>
    <style:style style:name="T58_19" style:family="text"/>
    <style:style style:name="T58_2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21" style:family="text"/>
    <style:style style:name="T58_22" style:family="text">
      <style:text-properties fo:font-style="italic" style:font-style-asian="italic" style:font-style-complex="italic" fo:language="none" fo:language-asian="none" fo:language-complex="none"/>
    </style:style>
    <style:style style:name="T58_23" style:family="text"/>
    <style:style style:name="T58_2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58_25" style:family="text"/>
    <style:style style:name="P59" style:family="paragraph" style:parent-style-name="Heading_20_3">
      <style:paragraph-properties fo:margin-top="0.496cm" fo:margin-bottom="0.496cm"/>
    </style:style>
    <style:style style:name="T5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60" style:family="paragraph" style:parent-style-name="Normal">
      <style:paragraph-properties fo:margin-top="0.423cm"/>
    </style:style>
    <style:style style:name="T60_1" style:family="text"/>
    <style:style style:name="P61" style:family="paragraph" style:parent-style-name="Normal">
      <style:paragraph-properties fo:margin-top="0.423cm"/>
    </style:style>
    <style:style style:name="T61_1" style:family="text"/>
    <style:style style:name="T61_2" style:family="text">
      <style:text-properties fo:font-style="italic" style:font-style-asian="italic" style:font-style-complex="italic" fo:language="none" fo:language-asian="none" fo:language-complex="none"/>
    </style:style>
    <style:style style:name="T61_3" style:family="text"/>
    <style:style style:name="P62" style:family="paragraph" style:parent-style-name="Normal">
      <style:paragraph-properties fo:margin-top="0.423cm"/>
    </style:style>
    <style:style style:name="T62_1" style:family="text"/>
    <style:style style:name="P63" style:family="paragraph" style:parent-style-name="Heading_20_2">
      <style:paragraph-properties fo:margin-top="0.527cm" fo:margin-bottom="0.527cm"/>
    </style:style>
    <style:style style:name="T6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64" style:family="paragraph" style:parent-style-name="Normal">
      <style:paragraph-properties fo:margin-top="0.423cm" fo:margin-bottom="0.423cm"/>
    </style:style>
    <style:style style:name="T64_1" style:family="text"/>
  </office:automatic-styles>
  <office:body>
    <office:text>
      <text:h text:style-name="P1" text:outline-level="1"><text:span text:style-name="T1_1">Round<text:s/>and<text:s/>Round<text:s/>-<text:s/>Using<text:s/>Generators<text:s/>in<text:s/>Pyth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06-23<text:s/>23:33:0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Most<text:s/>all<text:s/>modern<text:s/>programming<text:s/>languages<text:s/>support<text:s/>constructs<text:s/>for<text:s/>storing<text:s/>lists<text:s/>of<text:s/>data<text:s/>-<text:s/>think<text:s/>C++<text:s/>arrays,<text:s/>Java<text:s/>ArrayLists,<text:s/>and<text:s/>Python<text:s/>lists.<text:s/>Any<text:s/>time<text:s/>we<text:s/>have<text:s/>a<text:s/>list<text:s/>of<text:s/>data,<text:s/>it's<text:s/>often<text:s/>necessary<text:s/>to<text:s/>use<text:s/>loops<text:s/>to<text:s/>perform<text:s/>some<text:s/>operation<text:s/>on<text:s/>each<text:s/>item<text:s/>in<text:s/>that<text:s/>list.<text:s/>Again,<text:s/>most<text:s/>modern<text:s/>languages<text:s/>support<text:s/>ways<text:s/>of<text:s/>looping<text:s/>over<text:s/>these<text:s/>lists<text:s/>of<text:s/>data,<text:s/>most<text:s/>commonly<text:s/>"for"<text:s/>loops.</text:span></text:p>
      <text:p text:style-name="P8"><text:span text:style-name="T8_1">In<text:s/>Python,<text:s/>it's<text:s/>trivial<text:s/>to<text:s/>iterate<text:s/>over<text:s/>a<text:s/>list<text:s/>using<text:s/>a<text:s/></text:span><text:span text:style-name="T8_2">for</text:span><text:span text:style-name="T8_3"><text:s/>loop.<text:s/>However,<text:s/>Python<text:s/>lists<text:s/>are<text:s/>stored<text:s/>in<text:s/>memory.<text:s/>What<text:s/>happens<text:s/>if<text:s/>the<text:s/>data<text:s/>set<text:s/>you<text:s/>need<text:s/>to<text:s/>operate<text:s/>on<text:s/>is<text:s/>large<text:s/>and<text:s/>therefore<text:s/>memory<text:s/>inefficient?<text:s/>Python<text:s/>offers<text:s/>constructs<text:s/>called<text:s/>iterators<text:s/>that<text:s/>allow<text:s/>one<text:s/>to<text:s/>loop<text:s/>over<text:s/>data<text:s/>sets<text:s/>that<text:s/>are<text:s/>not<text:s/>stored<text:s/>in<text:s/>memory.<text:s/>Some<text:s/>iterators<text:s/>are<text:s/>built<text:s/>in<text:s/>for<text:s/>things<text:s/>like<text:s/>file<text:s/>reading,<text:s/>but<text:s/>you<text:s/>can<text:s/>easily<text:s/>create<text:s/>your<text:s/>own<text:s/>custom<text:s/>iterators<text:s/>using<text:s/>a<text:s/>concept<text:s/>called<text:s/>generators!</text:span></text:p>
      <text:h text:style-name="P9" text:outline-level="2"><text:span text:style-name="T9_1">Iterators?<text:s/>Generators?<text:s/>Combobulators?</text:span></text:h>
      <text:h text:style-name="P10" text:outline-level="3"><text:span text:style-name="T10_1">Traditional<text:s/>List<text:s/>Iteration</text:span></text:h>
      <text:p text:style-name="P11"><text:span text:style-name="T11_1">It's<text:s/>easy<text:s/>to<text:s/>create<text:s/>a<text:s/>list<text:s/>of<text:s/>numbers<text:s/>in<text:s/>Python<text:s/>an<text:s/>loop<text:s/>over<text:s/>that<text:s/>list.<text:s/>Let's<text:s/>say<text:s/>for<text:s/>example,<text:s/>we<text:s/>want<text:s/>to<text:s/>create<text:s/>a<text:s/>list<text:s/>of<text:s/>multiples<text:s/>of<text:s/>2.<text:s/>We'll<text:s/>store<text:s/>5<text:s/>numbers<text:s/>in<text:s/>this<text:s/>list.<text:s/>For<text:s/>each<text:s/>number<text:s/>in<text:s/>this<text:s/>list,<text:s/>we'll<text:s/>just<text:s/>print<text:s/>it<text:s/>out<text:s/>to<text:s/>the<text:s/>screen<text:s/>for<text:s/>now:</text:span></text:p>
      <text:p text:style-name="P12"><text:span text:style-name="T12_1">def<text:s/>print_multiples():</text:span></text:p>
      <text:p text:style-name="P13"/>
      <text:p text:style-name="P14"><text:span text:style-name="T14_1"><text:s text:c="4"/>multiples<text:s/>=<text:s/>get_multiples()</text:span></text:p>
      <text:p text:style-name="P15"><text:span text:style-name="T15_1"><text:s text:c="4"/>for<text:s/>m<text:s/>in<text:s/>multiples:</text:span></text:p>
      <text:p text:style-name="P16"><text:span text:style-name="T16_1"><text:s text:c="8"/>print<text:s/>m</text:span></text:p>
      <text:p text:style-name="P17"/>
      <text:p text:style-name="P18"><text:span text:style-name="T18_1">def<text:s/>get_multiples():</text:span></text:p>
      <text:p text:style-name="P19"/>
      <text:p text:style-name="P20"><text:span text:style-name="T20_1"><text:s text:c="4"/>return<text:s/>[<text:s/>2,<text:s/>4,<text:s/>6,<text:s/>8,<text:s/>10<text:s/>]</text:span></text:p>
      <text:p text:style-name="P21"/>
      <text:p text:style-name="P22"><text:span text:style-name="T22_1">if<text:s/>__name__<text:s/>==<text:s/>"__main__":</text:span></text:p>
      <text:p text:style-name="P23"/>
      <text:p text:style-name="P24"><text:span text:style-name="T24_1"><text:s text:c="4"/>print_multiples()</text:span></text:p>
      <text:p text:style-name="P25"><text:span text:style-name="T25_1">Let's<text:s/>step<text:s/>through<text:s/>this<text:s/>code<text:s/>a<text:s/>bit<text:s/>and<text:s/>explain<text:s/>how<text:s/>it<text:s/>works.<text:s/>When<text:s/>we<text:s/>enter<text:s/>the<text:s/></text:span><text:span text:style-name="T25_2">print_multiples</text:span><text:span text:style-name="T25_3"><text:s/>function<text:s/>from<text:s/>main,<text:s/>the<text:s/>first<text:s/>call<text:s/></text:span><text:span text:style-name="T25_4">multiples<text:s/>=<text:s/>get_multiples()</text:span><text:span text:style-name="T25_5"><text:s/>assigns<text:s/>the<text:s/>return<text:s/>value<text:s/>of<text:s/></text:span><text:span text:style-name="T25_6">get_multiples()</text:span><text:span text:style-name="T25_7"><text:s/>to<text:s/>the<text:s/>multiples<text:s/>variable.</text:span></text:p>
      <text:p text:style-name="P26"><text:span text:style-name="T26_1">The<text:s/></text:span><text:span text:style-name="T26_2">multiples</text:span><text:span text:style-name="T26_3"><text:s/>variable<text:s/>now<text:s/>stores<text:s/>an<text:s/></text:span><text:span text:style-name="T26_4">in-memory</text:span><text:span text:style-name="T26_5"><text:s/>list<text:s/>with<text:s/>all<text:s/>of<text:s/>our<text:s/>multiple<text:s/>of<text:s/>2<text:s/>values<text:s/>-<text:s/>2,<text:s/>4,<text:s/>6,<text:s/>8,<text:s/>and<text:s/>10.<text:s/>We<text:s/>next<text:s/>go<text:s/>to<text:s/>the<text:s/>for<text:s/>loop<text:s/></text:span><text:span text:style-name="T26_6">for<text:s/>m<text:s/>in<text:s/>multiples:</text:span><text:span text:style-name="T26_7">.<text:s/>These<text:s/>Python<text:s/>for<text:s/>loops<text:s/>are<text:s/>slick<text:s/>and<text:s/>fairly<text:s/>straightforward<text:s/>-<text:s/>for<text:s/>each<text:s/>go<text:s/>around<text:s/>the<text:s/>loop,<text:s/>the<text:s/>next<text:s/>value<text:s/>in<text:s/>the<text:s/>list<text:s/>is<text:s/>stored<text:s/>directly<text:s/>in<text:s/>the<text:s/>variable<text:s/></text:span><text:span text:style-name="T26_8">m</text:span><text:span text:style-name="T26_9">.<text:s/>The<text:s/>loops<text:s/>continues<text:s/>until<text:s/>each<text:s/>value<text:s/>in<text:s/>the<text:s/>list<text:s/>is<text:s/>exhausted.</text:span></text:p>
      <text:p text:style-name="P27"><text:span text:style-name="T27_1">The<text:s/>output<text:s/>looks<text:s/>like<text:s/>this:</text:span></text:p>
      <text:p text:style-name="P28"><text:span text:style-name="T28_1">python<text:s/>test.py</text:span></text:p>
      <text:p text:style-name="P29"><text:span text:style-name="T29_1">2</text:span></text:p>
      <text:p text:style-name="P30"><text:span text:style-name="T30_1">4</text:span></text:p>
      <text:p text:style-name="P31"><text:span text:style-name="T31_1">6</text:span></text:p>
      <text:p text:style-name="P32"><text:span text:style-name="T32_1">8</text:span></text:p>
      <text:p text:style-name="P33"><text:span text:style-name="T33_1">10</text:span></text:p>
      <text:h text:style-name="P34" text:outline-level="3"><text:span text:style-name="T34_1">So<text:s/>what's<text:s/>a<text:s/>generator<text:s/>look<text:s/>like?</text:span></text:h>
      <text:p text:style-name="P35"><text:span text:style-name="T35_1">Now<text:s/>let's<text:s/>try<text:s/>this<text:s/>code<text:s/>again,<text:s/>using<text:s/>Python's<text:s/>generator<text:s/>construct.<text:s/>Here's<text:s/>what<text:s/>that<text:s/>looks<text:s/>like:</text:span></text:p>
      <text:p text:style-name="P36"><text:span text:style-name="T36_1">def<text:s/>print_multiples():</text:span></text:p>
      <text:p text:style-name="P37"/>
      <text:p text:style-name="P38"><text:span text:style-name="T38_1"><text:s text:c="4"/>multiples<text:s/>=<text:s/>get_multiples()</text:span></text:p>
      <text:p text:style-name="P39"><text:span text:style-name="T39_1"><text:s text:c="4"/>for<text:s/>m<text:s/>in<text:s/>multiples:</text:span></text:p>
      <text:p text:style-name="P40"><text:span text:style-name="T40_1"><text:s text:c="8"/>print<text:s/>m</text:span></text:p>
      <text:p text:style-name="P41"/>
      <text:p text:style-name="P42"><text:span text:style-name="T42_1">def<text:s/>get_multiples():</text:span></text:p>
      <text:p text:style-name="P43"/>
      <text:p text:style-name="P44"><text:span text:style-name="T44_1"><text:s text:c="4"/>for<text:s/>i<text:s/>in<text:s/>range(1,<text:s/>6):</text:span></text:p>
      <text:p text:style-name="P45"><text:span text:style-name="T45_1"><text:s text:c="8"/>yield<text:s/>i<text:s/>*<text:s/>2</text:span></text:p>
      <text:p text:style-name="P46"/>
      <text:p text:style-name="P47"><text:span text:style-name="T47_1">if<text:s/>__name__<text:s/>==<text:s/>"__main__":</text:span></text:p>
      <text:p text:style-name="P48"><text:span text:style-name="T48_1"><text:s text:c="4"/>print_multiples()</text:span></text:p>
      <text:p text:style-name="P49"><text:span text:style-name="T49_1">Notice<text:s/>our<text:s/>output<text:s/>is<text:s/>the<text:s/>same:</text:span></text:p>
      <text:p text:style-name="P50"><text:span text:style-name="T50_1">python<text:s/>test.py</text:span></text:p>
      <text:p text:style-name="P51"><text:span text:style-name="T51_1">2</text:span></text:p>
      <text:p text:style-name="P52"><text:span text:style-name="T52_1">4</text:span></text:p>
      <text:p text:style-name="P53"><text:span text:style-name="T53_1">6</text:span></text:p>
      <text:p text:style-name="P54"><text:span text:style-name="T54_1">8</text:span></text:p>
      <text:p text:style-name="P55"><text:span text:style-name="T55_1">10</text:span></text:p>
      <text:p text:style-name="P56"><text:span text:style-name="T56_1">This<text:s/>code<text:s/>requires<text:s/>some<text:s/>closer<text:s/>examination<text:s/>to<text:s/>understand<text:s/>how<text:s/>it<text:s/>works.<text:s/>When<text:s/>we<text:s/>assign<text:s/></text:span><text:span text:style-name="T56_2">multiples<text:s/>=<text:s/>get_multiples()</text:span><text:span text:style-name="T56_3">,<text:s/>we<text:s/>don't<text:s/>a<text:s/>assign<text:s/>a<text:s/>list,<text:s/>we<text:s/>assign<text:s/>what's<text:s/>known<text:s/>in<text:s/>Python<text:s/>as<text:s/>an<text:s/></text:span><text:span text:style-name="T56_4">iterator</text:span><text:span text:style-name="T56_5">.<text:s/>An<text:s/>iterator<text:s/>object<text:s/>exposes<text:s/>a<text:s/></text:span><text:span text:style-name="T56_6">next</text:span><text:span text:style-name="T56_7"><text:s/>method<text:s/>that<text:s/>allows<text:s/>for<text:s/>loops<text:s/>to<text:s/>retrieve<text:s/>each<text:s/>sequential<text:s/>item<text:s/>in<text:s/>a<text:s/>list<text:s/>or<text:s/>other<text:s/>iterable<text:s/>object.</text:span></text:p>
      <text:p text:style-name="P57"><text:span text:style-name="T57_1">When<text:s/>we<text:s/>enter<text:s/>our<text:s/>for<text:s/>loop<text:s/>this<text:s/>time,<text:s/>we<text:s/>don't<text:s/>iterate<text:s/>over<text:s/>the<text:s/>list<text:s/>-<text:s/>instead<text:s/>our<text:s/>iterator<text:s/>uses<text:s/>the<text:s/></text:span><text:span text:style-name="T57_2">get_multiples()</text:span><text:span text:style-name="T57_3"><text:s/></text:span><text:span text:style-name="T57_4">generator</text:span><text:span text:style-name="T57_5"><text:s/>function<text:s/>to<text:s/>retrieve<text:s/>each<text:s/>item<text:s/>one<text:s/>by<text:s/>one.<text:s/>The<text:s/>first<text:s/>time<text:s/>we<text:s/>go<text:s/>around<text:s/>the<text:s/>for<text:s/>loop<text:s/>in<text:s/></text:span><text:span text:style-name="T57_6">print_multiples</text:span><text:span text:style-name="T57_7">,<text:s/>we<text:s/>enter<text:s/>the<text:s/></text:span><text:span text:style-name="T57_8">get_multiples</text:span><text:span text:style-name="T57_9"><text:s/>function<text:s/>and<text:s/>enter<text:s/></text:span><text:span text:style-name="T57_10">its</text:span><text:span text:style-name="T57_11"><text:s/>for<text:s/>loop.</text:span></text:p>
      <text:p text:style-name="P58"><text:span text:style-name="T58_1">Now,<text:s/>you'll<text:s/>notice<text:s/>a<text:s/>different<text:s/>keyword<text:s/>being<text:s/>using<text:s/>in<text:s/></text:span><text:span text:style-name="T58_2">get_multiples</text:span><text:span text:style-name="T58_3"><text:s/>-<text:s/>instead<text:s/>of<text:s/></text:span><text:span text:style-name="T58_4">returning</text:span><text:span text:style-name="T58_5"><text:s/>an<text:s/>entire<text:s/>list,<text:s/>the<text:s/>function<text:s/>only<text:s/></text:span><text:span text:style-name="T58_6">yields</text:span><text:span text:style-name="T58_7"><text:s/>one<text:s/>item,<text:s/>the<text:s/>result<text:s/>of<text:s/></text:span><text:span text:style-name="T58_8">i<text:s/>*<text:s/>2</text:span><text:span text:style-name="T58_9">.<text:s/>The<text:s/>value<text:s/>is<text:s/>passed<text:s/>through<text:s/>the<text:s/>iterator's<text:s/></text:span><text:span text:style-name="T58_10">next</text:span><text:span text:style-name="T58_11"><text:s/>function<text:s/>and<text:s/>printed<text:s/>to<text:s/>the<text:s/>screen.<text:s/>The<text:s/>next<text:s/>time<text:s/>around<text:s/>the<text:s/>for<text:s/>loop<text:s/>in<text:s/></text:span><text:span text:style-name="T58_12">print_multiples</text:span><text:span text:style-name="T58_13">,<text:s/>the<text:s/>code<text:s/>goes<text:s/>to<text:s/>the<text:s/>same<text:s/>spot<text:s/>the<text:s/>value<text:s/>was<text:s/>yielded<text:s/>from<text:s/>in<text:s/></text:span><text:span text:style-name="T58_14">get_multiples</text:span><text:span text:style-name="T58_15">.<text:s/>The<text:s/></text:span><text:span text:style-name="T58_16">return</text:span><text:span text:style-name="T58_17"><text:s/>keyword<text:s/></text:span><text:span text:style-name="T58_18">returns</text:span><text:span text:style-name="T58_19"><text:s/>code<text:s/>control<text:s/>to<text:s/>the<text:s/>caller,<text:s/>whereas<text:s/>the<text:s/></text:span><text:span text:style-name="T58_20">yield</text:span><text:span text:style-name="T58_21"><text:s/>keyword<text:s/>only<text:s/></text:span><text:span text:style-name="T58_22">temporarily<text:s/>yields</text:span><text:span text:style-name="T58_23"><text:s/>control<text:s/>back<text:s/>to<text:s/>the<text:s/>caller<text:s/>until<text:s/>the<text:s/>next<text:s/>time<text:s/>the<text:s/>caller<text:s/>needs<text:s/>a<text:s/>value<text:s/>from<text:s/>the<text:s/>iterator.<text:s/>The<text:s/></text:span><text:span text:style-name="T58_24">get_multiples</text:span><text:span text:style-name="T58_25"><text:s/>function's<text:s/>for<text:s/>loop<text:s/>continues,<text:s/>and<text:s/>yields<text:s/>the<text:s/>next<text:s/>multiple<text:s/>of<text:s/>2.<text:s/>The<text:s/>function<text:s/>will<text:s/>continue<text:s/>yielding<text:s/>values<text:s/>of<text:s/>2<text:s/>until<text:s/>it's<text:s/>for<text:s/>loop<text:s/>ends,<text:s/>yielding<text:s/>10.</text:span></text:p>
      <text:h text:style-name="P59" text:outline-level="3"><text:span text:style-name="T59_1">Cool,<text:s/>so<text:s/>why<text:s/>would<text:s/>I<text:s/>want<text:s/>to<text:s/>use<text:s/>generators<text:s/>instead<text:s/>of<text:s/>a<text:s/>list?</text:span></text:h>
      <text:p text:style-name="P60"><text:span text:style-name="T60_1">Our<text:s/>trivial<text:s/>example<text:s/>makes<text:s/>the<text:s/>use<text:s/>of<text:s/>generators<text:s/>pretty<text:s/>clear,<text:s/>but<text:s/>it<text:s/>doesn't<text:s/>explain<text:s/>why<text:s/>they're<text:s/>actually<text:s/>useful.<text:s/>Why<text:s/>all<text:s/>the<text:s/>extra<text:s/>complexity<text:s/>to<text:s/>avoid<text:s/>storing<text:s/>a<text:s/>whole<text:s/>5<text:s/>numbers<text:s/>in<text:s/>memory?.<text:s/>The<text:s/>use<text:s/>case<text:s/>of<text:s/>generators<text:s/>goes<text:s/>far<text:s/>beyond<text:s/>small<text:s/>lists<text:s/>of<text:s/>numbers.</text:span></text:p>
      <text:p text:style-name="P61"><text:span text:style-name="T61_1">First,<text:s/>what<text:s/>if<text:s/>we<text:s/>wanted<text:s/>to<text:s/>display<text:s/>the<text:s/>first<text:s/>one<text:s/></text:span><text:span text:style-name="T61_2">billion</text:span><text:span text:style-name="T61_3"><text:s/>multiples<text:s/>of<text:s/>2?<text:s/>In<text:s/>that<text:s/>case,<text:s/>it<text:s/>becomes<text:s/>much<text:s/>more<text:s/>expensive<text:s/>to<text:s/>store<text:s/>one<text:s/>billion<text:s/>integers<text:s/>in<text:s/>memory<text:s/>-<text:s/>it<text:s/>would<text:s/>eat<text:s/>up<text:s/>over<text:s/>a<text:s/>gigagbyte!.</text:span></text:p>
      <text:p text:style-name="P62"><text:span text:style-name="T62_1">In<text:s/>real-world<text:s/>software<text:s/>engineering<text:s/>applications,<text:s/>we<text:s/>often<text:s/>use<text:s/>generators<text:s/>to<text:s/>deal<text:s/>with<text:s/>large<text:s/>datasets<text:s/>even<text:s/>beyond<text:s/>simple<text:s/>calculations<text:s/>such<text:s/>as<text:s/>this.<text:s/>Generators<text:s/>can<text:s/>be<text:s/>used<text:s/>to<text:s/>operate<text:s/>on<text:s/>large<text:s/>database<text:s/>queries<text:s/>or<text:s/>data<text:s/>read<text:s/>from<text:s/>files<text:s/>on<text:s/>disk,<text:s/>where<text:s/>it<text:s/>would<text:s/>be<text:s/>inefficient<text:s/>or<text:s/>even<text:s/>impossible<text:s/>to<text:s/>read<text:s/>the<text:s/>information<text:s/>into<text:s/>memory.</text:span></text:p>
      <text:h text:style-name="P63" text:outline-level="2"><text:span text:style-name="T63_1">Generate<text:s/>your<text:s/>own<text:s/>generators</text:span></text:h>
      <text:p text:style-name="P64"><text:span text:style-name="T64_1">In<text:s/>this<text:s/>article,<text:s/>we've<text:s/>explained<text:s/>how<text:s/>to<text:s/>go<text:s/>beyond<text:s/>memory-stored<text:s/>lists<text:s/>of<text:s/>information<text:s/>and<text:s/>create<text:s/>our<text:s/>own<text:s/>generators.<text:s/>Instead<text:s/>of<text:s/>hogging<text:s/>memory<text:s/>for<text:s/>large<text:s/>data<text:s/>operations,<text:s/>we<text:s/>can<text:s/>make<text:s/>our<text:s/>own<text:s/>memory-efficient<text:s/>iterators.<text:s/>Now<text:s/>when<text:s/>you<text:s/>have<text:s/>large<text:s/>calculations,<text:s/>database<text:s/>queries,<text:s/>or<text:s/>file<text:s/>reads<text:s/>to<text:s/>worry<text:s/>about,<text:s/>you<text:s/>can<text:s/>keep<text:s/>your<text:s/>memory<text:s/>usage<text:s/>low<text:s/>and<text:s/>your<text:s/>code<text:s/>easy<text:s/>to<text:s/>understand<text:s/>thanks<text:s/>to<text:s/>Python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Round and Round - Using Generators in Python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